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font-family="Opus" style:font-pitch="variable" style:font-charset="x-symbol" fo:font-size="5.19999980926514pt" style:font-size-asian="5.19999980926514pt" style:font-size-complex="5.19999980926514pt"/>
    </style:style>
  </office:automatic-styles>
  <office:body>
    <office:drawing>
      <draw:page draw:name="page1" draw:style-name="dp1" draw:master-page-name="Default">
        <draw:path draw:style-name="gr1" draw:text-style-name="P1" draw:layer="layout" svg:width="0.047cm" svg:height="0.141cm" svg:x="0.006cm" svg:y="0.153cm" svg:viewBox="0 0 48 142" svg:d="m48 110c-5-2-11-3-16-3-4 0-8 1-11 3-3 3-5 6-5 10 0 7 4 14 12 21-1 1-1 1-2 1-1 0-3-1-6-3s-6-4-9-7c-3-2-5-5-8-9-2-3-3-7-3-10 0-2 0-5 1-8 1-2 2-4 4-6 1-2 3-4 6-5 2-1 4-2 7-2 4 0 7 1 11 3-1-2-3-4-5-7-1-2-3-4-6-7s-4-6-7-9c-3-4-6-8-10-12 13-12 19-22 19-32 0-2-1-5-2-8s-3-6-5-8-3-5-4-7-2-3-2-3c0-1 1-2 3-2l32 45c-11 14-17 24-17 30 0 3 1 5 3 8s3 6 6 9c2 3 5 6 7 9 3 3 5 6 7 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nas Nyström</meta:initial-creator>
    <meta:creation-date>2012-08-13T17:04:50.67</meta:creation-date>
    <dc:date>2012-08-13T18:07:07.10</dc:date>
    <dc:creator>Jonas Nyström</dc:creator>
    <meta:editing-duration>PT1M14S</meta:editing-duration>
    <meta:editing-cycles>1</meta:editing-cycles>
    <meta:document-statistic meta:object-count="1"/>
    <meta:generator>LibreOffice/3.3$Win32 LibreOffice_project/330m19$Build-6</meta:generator>
  </office:meta>
</office:document-meta>
</file>